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-0.127cm" fo:padding-bottom="-0.025cm" fo:padding-left="0.288cm" fo:padding-right="0.288cm" draw:shadow="hidden" draw:shadow-offset-x="0.305cm" draw:shadow-offset-y="0.305cm" draw:shadow-color="#cccccc" draw:shadow-opacity="20%"/>
    </style:style>
    <style:style style:name="gr2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gr3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-offset-x="0.305cm" draw:shadow-offset-y="0.305cm" draw:shadow-color="#cccccc" draw:shadow-opacity="20%"/>
    </style:style>
    <style:style style:name="gr4" style:family="graphic" style:parent-style-name="standard">
      <style:graphic-properties svg:stroke-width="0.076cm" svg:stroke-color="#ffffff" draw:marker-start-width="0.314cm" draw:marker-end-width="0.314cm" draw:fill-color="#ccdcee" draw:fill-gradient-name="Gradient_20_10" draw:textarea-vertical-align="bottom" draw:auto-grow-height="false" fo:padding-top="0.163cm" fo:padding-bottom="0.064cm" fo:padding-left="0.288cm" fo:padding-right="0.288cm" draw:shadow-offset-x="0.305cm" draw:shadow-offset-y="0.305cm" draw:shadow-color="#cccccc" draw:shadow-opacity="20%"/>
    </style:style>
    <style:style style:name="gr5" style:family="graphic" style:parent-style-name="standard">
      <style:graphic-properties svg:stroke-width="0.051cm" svg:stroke-color="#ffffff" draw:marker-start-width="0.276cm" draw:marker-end-width="0.276cm" draw:fill-color="#ccdcee" draw:fill-gradient-name="Gradient_20_10" draw:textarea-vertical-align="bottom" draw:auto-grow-height="false" fo:padding-top="0.15cm" fo:padding-bottom="0.051cm" fo:padding-left="0.275cm" fo:padding-right="0.275cm" draw:shadow-offset-x="0.305cm" draw:shadow-offset-y="0.305cm" draw:shadow-color="#cccccc" draw:shadow-opacity="20%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draw:stroke="none" svg:stroke-color="#000000" draw:fill="none" draw:fill-color="#ffffff" fo:min-height="1.045cm"/>
    </style:style>
    <style:style style:name="gr8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0.163cm" fo:padding-bottom="0.025cm" fo:padding-left="0.288cm" fo:padding-right="0.288cm" draw:shadow="hidden" draw:shadow-offset-x="0.305cm" draw:shadow-offset-y="0.305cm" draw:shadow-color="#cccccc" draw:shadow-opacity="20%"/>
    </style:style>
    <style:style style:name="gr9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025cm" fo:padding-bottom="0.025cm" fo:padding-left="0.262cm" fo:padding-right="0.262cm" draw:shadow-offset-x="0.305cm" draw:shadow-offset-y="0.305cm" draw:shadow-color="#cccccc" draw:shadow-opacity="20%"/>
    </style:style>
    <style:style style:name="gr10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-0.025cm" fo:padding-bottom="0.025cm" fo:padding-left="0.262cm" fo:padding-right="0.262cm" draw:shadow-offset-x="0.305cm" draw:shadow-offset-y="0.305cm" draw:shadow-color="#cccccc" draw:shadow-opacity="20%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3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4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Futura Medium Italic'" style:font-style-name="Italic" style:font-family-generic="swiss" style:font-pitch="variable" fo:font-size="14pt" fo:font-style="italic" fo:font-weight="normal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style:style style:name="T1" style:family="text"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2" style:family="text"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3" style:family="text">
      <style:text-properties fo:font-family="'Futura Medium'" style:font-family-generic="swiss" style:font-pitch="variable" fo:font-size="15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4" style:family="text"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5" style:family="text">
      <style:text-properties fo:font-family="'Futura Medium'" style:font-family-generic="swiss" style:font-pitch="variable" fo:font-size="15pt" fo:font-style="normal" fo:font-weight="normal" style:font-family-asian="'Futura Medium'" style:font-family-generic-asian="swiss" style:font-pitch-asian="variable" style:font-size-asian="6.80000019073486pt" style:font-family-complex="'Futura Medium'" style:font-family-generic-complex="swiss" style:font-pitch-complex="variable" style:font-size-complex="6.80000019073486pt"/>
    </style:style>
    <style:style style:name="T6" style:family="text">
      <style:text-properties fo:font-family="'Futura Medium'" style:font-family-generic="swiss" style:font-pitch="variable" fo:font-size="15pt" fo:font-style="italic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7" style:family="text">
      <style:text-properties fo:color="#000000" style:text-outline="false" style:text-line-through-style="none" fo:font-family="'Futura Medium Italic'" style:font-style-name="Italic" style:font-family-generic="swiss" style:font-pitch="variable" fo:font-size="14pt" fo:font-style="italic" fo:text-shadow="none" style:text-underline-style="none" fo:font-weight="normal" style:font-family-asian="Arial-BoldMT" style:font-family-generic-asian="swiss" style:font-size-asian="18pt" style:font-style-asian="normal" style:font-weight-asian="bold" style:font-family-complex="Arial-BoldMT" style:font-family-generic-complex="swiss" style:font-size-complex="18pt" style:font-style-complex="normal" style:font-weight-complex="bold" style:text-emphasize="none" style:font-relief="none"/>
    </style:style>
    <style:style style:name="T8" style:family="text"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style:style style:name="T9" style:family="text">
      <style:text-properties fo:font-family="'Futura Medium'" style:font-family-generic="swiss" style:font-pitch="variable" fo:font-size="15pt" fo:font-style="italic" fo:font-weight="normal" style:font-family-asian="'Futura Medium'" style:font-family-generic-asian="swiss" style:font-pitch-asian="variable" style:font-size-asian="6.80000019073486pt" style:font-family-complex="'Futura Medium'" style:font-family-generic-complex="swiss" style:font-pitch-complex="variable" style:font-size-complex="6.80000019073486pt"/>
    </style:style>
    <style:style style:name="T10" style:family="text">
      <style:text-properties fo:font-family="'Futura Medium'" style:font-family-generic="swiss" style:font-pitch="variable" fo:font-size="15pt" fo:font-weight="normal" style:font-family-asian="'Futura Medium'" style:font-family-generic-asian="swiss" style:font-pitch-asian="variable" style:font-size-asian="6.80000019073486pt" style:font-family-complex="'Futura Medium'" style:font-family-generic-complex="swiss" style:font-pitch-complex="variable" style:font-size-complex="6.8000001907348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445cm" svg:height="5.588cm" svg:x="6.325cm" svg:y="7.341cm">
          <text:p text:style-name="P1"><text:span text:style-name="T1">Service 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9.06382978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937cm" svg:height="0.762cm" svg:x="6.579cm" svg:y="7.976cm">
          <text:p text:style-name="P1"><text:span text:style-name="T2">admin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937cm" svg:height="0.761cm" svg:x="6.579cm" svg:y="8.866cm">
          <text:p text:style-name="P1"><text:span text:style-name="T2">http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937cm" svg:height="0.762cm" svg:x="6.579cm" svg:y="9.754cm">
          <text:p text:style-name="P1"><text:span text:style-name="T2">billingDomain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37cm" svg:height="0.762cm" svg:x="6.579cm" svg:y="10.643cm">
          <text:p text:style-name="P1"><text:span text:style-name="T2">statistics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064cm" svg:height="5.588cm" svg:x="19.152cm" svg:y="7.366cm">
          <text:p text:style-name="P1"><text:span text:style-name="T3">SRM 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56cm" svg:height="0.762cm" svg:x="19.406cm" svg:y="7.747cm">
          <text:p text:style-name="P1"><text:span text:style-name="T4">SRMDomain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302cm" svg:height="5.588cm" svg:x="15.469cm" svg:y="7.341cm">
          <text:p text:style-name="P1"><text:span text:style-name="T3">pnfs 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794cm" svg:height="0.762cm" svg:x="15.723cm" svg:y="7.722cm">
          <text:p text:style-name="P1"><text:span text:style-name="T4">pnfs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794cm" svg:height="0.762cm" svg:x="15.723cm" svg:y="8.611cm">
          <text:p text:style-name="P1"><text:span text:style-name="T4">pnfs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065cm" svg:height="5.461cm" svg:x="12.802cm" svg:y="13.183cm">
          <text:p text:style-name="P1"><text:span text:style-name="T3">Pool Node </text:span><text:span text:style-name="T3"><text:line-break/></text:span><text:span text:style-name="T3">(</text:span><text:span text:style-name="T5">˟</text:span><text:span text:style-name="T3"> </text:span><text:span text:style-name="T6">N</text:span><text:span text:style-name="T3">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302cm" svg:height="0.762cm" svg:x="13.184cm" svg:y="13.692cm">
          <text:p text:style-name="P1"><text:span text:style-name="T4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302cm" svg:height="0.762cm" svg:x="13.184cm" svg:y="14.58cm">
          <text:p text:style-name="P1"><text:span text:style-name="T4">Pool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6.256cm" svg:height="1.012cm" svg:x="6.706cm" svg:y="19.283cm">
          <draw:text-box>
            <text:p text:style-name="P5"><text:span text:style-name="T7">* Includes associated postgres database</text:span></text:p>
          </draw:text-box>
        </draw:frame>
        <draw:frame draw:style-name="gr7" draw:text-style-name="P7" draw:layer="layout" svg:width="17.018cm" svg:height="1.295cm" svg:x="6.198cm" svg:y="6.071cm">
          <draw:text-box>
            <text:p text:style-name="P5"><text:span text:style-name="T8">OSG Tier 1 dCache Installation</text:span></text:p>
          </draw:text-box>
        </draw:frame>
        <draw:custom-shape draw:style-name="gr8" draw:text-style-name="P2" draw:layer="layout" svg:width="4.064cm" svg:height="5.588cm" svg:x="11.024cm" svg:y="7.341cm">
          <text:p text:style-name="P1"><text:span text:style-name="T1">Master 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556cm" svg:height="0.762cm" svg:x="11.278cm" svg:y="7.976cm">
          <text:p text:style-name="P1"><text:span text:style-name="T2">lm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556cm" svg:height="0.762cm" svg:x="11.278cm" svg:y="8.865cm">
          <text:p text:style-name="P1"><text:span text:style-name="T2">pool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56cm" svg:height="0.762cm" svg:x="19.406cm" svg:y="8.663cm">
          <text:p text:style-name="P1"><text:span text:style-name="T4">utility 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794cm" svg:height="0.762cm" svg:x="15.723cm" svg:y="9.5cm">
          <text:p text:style-name="P1"><text:span text:style-name="T4">dir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191cm" svg:height="5.461cm" svg:x="8.357cm" svg:y="13.183cm">
          <text:p text:style-name="P1"><text:span text:style-name="T3">Pure GridFTP</text:span><text:span text:style-name="T3"><text:line-break/></text:span><text:span text:style-name="T3">Node (</text:span><text:span text:style-name="T5">˟</text:span><text:span text:style-name="T3"> </text:span><text:span text:style-name="T6">3</text:span><text:span text:style-name="T9">+</text:span><text:span text:style-name="T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56cm" svg:height="0.762cm" svg:x="8.611cm" svg:y="15.369cm">
          <text:p text:style-name="P1"><text:span text:style-name="T4">GridFTP d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56cm" svg:height="0.762cm" svg:x="8.611cm" svg:y="14.453cm">
          <text:p text:style-name="P1"><text:span text:style-name="T4">GridFTP d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56cm" svg:height="0.762cm" svg:x="8.611cm" svg:y="13.564cm">
          <text:p text:style-name="P1"><text:span text:style-name="T4">GridFTP d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302cm" svg:height="0.762cm" svg:x="13.184cm" svg:y="15.469cm">
          <text:p text:style-name="P1"><text:span text:style-name="T4">GridFTP d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064cm" svg:height="5.461cm" svg:x="17.12cm" svg:y="13.183cm">
          <text:p text:style-name="P1"><text:span text:style-name="T1">Pure dCap</text:span><text:span text:style-name="T1"><text:line-break/></text:span><text:span text:style-name="T1">Node (</text:span><text:span text:style-name="T10">˟ </text:span><text:span text:style-name="T6">1+</text:span><text:span text:style-name="T1">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302cm" svg:height="0.762cm" svg:x="17.501cm" svg:y="13.565cm">
          <text:p text:style-name="P1"><text:span text:style-name="T4">GSI dC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302cm" svg:height="0.762cm" svg:x="17.501cm" svg:y="14.453cm">
          <text:p text:style-name="P1"><text:span text:style-name="T4">GSI dC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302cm" svg:height="0.762cm" svg:x="17.501cm" svg:y="15.342cm">
          <text:p text:style-name="P1"><text:span text:style-name="T4">GSI dC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ffff" draw:end-color="#0099ff" draw:start-intensity="100%" draw:end-intensity="100%" draw:angle="0" draw:border="30%"/>
    <draw:gradient draw:name="Gradient_20_8" draw:display-name="Gradient 8" draw:style="linear" draw:start-color="#ffff00" draw:end-color="#b3b300" draw:start-intensity="100%" draw:end-intensity="100%" draw:angle="0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Forrest Christian</meta:initial-creator>
    <meta:creation-date>2007-02-01T09:50:58</meta:creation-date>
    <dc:date>2007-09-10T18:12:20</dc:date>
    <dc:language>en-US</dc:language>
    <meta:editing-cycles>13</meta:editing-cycles>
    <meta:editing-duration>PT3H34M3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